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006d85" style:font-size-asian="11pt" style:font-size-complex="11pt"/>
    </style:style>
    <style:style style:name="P2" style:family="paragraph" style:parent-style-name="Standard">
      <style:text-properties fo:color="#996600" fo:font-size="10pt" officeooo:rsid="016dfd7b" officeooo:paragraph-rsid="00006d85" style:font-name-asian="Arial" style:font-size-asian="10pt" style:font-style-asian="normal" style:font-weight-asian="normal" style:font-size-complex="10pt"/>
    </style:style>
    <style:style style:name="P3" style:family="paragraph" style:parent-style-name="Standard">
      <style:text-properties fo:color="#ff0000" fo:font-size="12pt" officeooo:paragraph-rsid="00006d85" style:font-size-asian="12pt" style:font-size-complex="12pt"/>
    </style:style>
    <style:style style:name="P4" style:family="paragraph" style:parent-style-name="Standard">
      <style:text-properties fo:color="#ff0000" fo:font-size="12pt" officeooo:rsid="0003ab36" officeooo:paragraph-rsid="0003ab36" style:font-size-asian="12pt" style:font-size-complex="12pt"/>
    </style:style>
    <style:style style:name="P5" style:family="paragraph" style:parent-style-name="Standard">
      <style:text-properties officeooo:rsid="00025061"/>
    </style:style>
    <style:style style:name="P6" style:family="paragraph" style:parent-style-name="Standard">
      <style:text-properties fo:font-size="12pt" officeooo:paragraph-rsid="00006d85" style:font-size-asian="12pt" style:font-size-complex="12pt"/>
    </style:style>
    <style:style style:name="P7" style:family="paragraph" style:parent-style-name="Standard">
      <style:text-properties fo:font-size="12pt" officeooo:rsid="00006d85" officeooo:paragraph-rsid="00006d85" style:font-size-asian="12pt" style:font-size-complex="12pt"/>
    </style:style>
    <style:style style:name="P8" style:family="paragraph" style:parent-style-name="Standard">
      <style:text-properties fo:font-size="12pt" officeooo:rsid="00025061" officeooo:paragraph-rsid="0003ab36" style:font-size-asian="12pt" style:font-size-complex="12pt"/>
    </style:style>
    <style:style style:name="P9" style:family="paragraph" style:parent-style-name="Standard">
      <style:text-properties fo:font-size="12pt" officeooo:rsid="00025061" officeooo:paragraph-rsid="00025061" style:font-size-asian="12pt" style:font-size-complex="12pt"/>
    </style:style>
    <style:style style:name="P10" style:family="paragraph" style:parent-style-name="Standard">
      <style:text-properties fo:font-size="12pt" officeooo:rsid="0003ab36" officeooo:paragraph-rsid="0003ab36" style:font-size-asian="12pt" style:font-size-complex="12pt"/>
    </style:style>
    <style:style style:name="P11" style:family="paragraph" style:parent-style-name="Standard">
      <style:text-properties fo:color="#0000cc" fo:font-size="11pt" officeooo:paragraph-rsid="00006d85" style:font-size-asian="11pt" style:font-size-complex="11pt"/>
    </style:style>
    <style:style style:name="P12" style:family="paragraph" style:parent-style-name="Standard">
      <style:text-properties fo:font-size="11pt" officeooo:paragraph-rsid="0007d482" style:font-size-asian="11pt" style:font-size-complex="11pt"/>
    </style:style>
    <style:style style:name="P13" style:family="paragraph" style:parent-style-name="Standard">
      <style:text-properties fo:color="#ff0000" fo:font-size="12pt" officeooo:paragraph-rsid="00006d85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 officeooo:rsid="0003ab36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color="#ff0000" fo:font-size="10pt" officeooo:rsid="00060a48" style:font-size-asian="10pt" style:font-size-complex="10pt"/>
    </style:style>
    <style:style style:name="T5" style:family="text">
      <style:text-properties fo:color="#ff0000" fo:font-size="10pt" officeooo:rsid="0007d482" style:font-size-asian="10pt" style:font-size-complex="10pt"/>
    </style:style>
    <style:style style:name="T6" style:family="text">
      <style:text-properties fo:color="#996600"/>
    </style:style>
    <style:style style:name="T7" style:family="text">
      <style:text-properties fo:color="#996600" officeooo:rsid="0007d482"/>
    </style:style>
    <style:style style:name="T8" style:family="text">
      <style:text-properties fo:color="#996600" fo:font-size="10pt" officeooo:rsid="0007d482" style:font-size-asian="10pt" style:font-size-complex="10pt"/>
    </style:style>
    <style:style style:name="T9" style:family="text">
      <style:text-properties fo:color="#0000cc"/>
    </style:style>
    <style:style style:name="T10" style:family="text">
      <style:text-properties fo:color="#0000cc" fo:font-size="10pt" style:font-size-asian="10pt" style:font-size-complex="10pt"/>
    </style:style>
    <style:style style:name="T11" style:family="text">
      <style:text-properties fo:color="#0000cc" fo:font-size="10pt" officeooo:rsid="00060a48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ublic List&lt;Integer&gt; <text:span text:style-name="T1">preorder</text:span>Traversal(TreeNode root) {<text:span text:style-name="T1">//</text:span><text:span text:style-name="T3">記憶: 除了</text:span><text:span text:style-name="T4">add外, 總共四行(即那四行藍的)</text:span></text:p>
        <text:p text:style-name="P1"><text:s text:c="4"/>List&lt;Integer&gt; result = new ArrayList&lt;&gt;(); </text:p>
        <text:p text:style-name="P1"><text:s text:c="4"/>Deque&lt;TreeNode&gt; stack = new ArrayDeque&lt;&gt;(); </text:p>
        <text:p text:style-name="P1"><text:s text:c="4"/>TreeNode p = root; </text:p>
        <text:p text:style-name="P1"><text:s text:c="4"/>while(!stack.isEmpty() || p != null) { </text:p>
        <text:p text:style-name="P1"><text:s text:c="8"/>if(p != null) { </text:p>
        <text:p text:style-name="P1"><text:s text:c="11"/><text:span text:style-name="T9"><text:s/>stack.push(p); </text:span></text:p>
        <text:p text:style-name="P1"><text:s text:c="12"/>result.add(p.val);<text:span text:style-name="T6"> <text:s/></text:span><text:span text:style-name="T1">//</text:span><text:span text:style-name="T5">加到前兩行中間</text:span></text:p>
        <text:p text:style-name="P1"><text:s text:c="10"/><text:span text:style-name="T9"><text:s text:c="2"/>p = p.left; </text:span></text:p>
        <text:p text:style-name="P1"><text:s text:c="8"/>} else { </text:p>
        <text:p text:style-name="P1"><text:s text:c="10"/><text:span text:style-name="T9"><text:s text:c="2"/>TreeNode node = stack.pop(); </text:span></text:p>
        <text:p text:style-name="P11"><text:s text:c="12"/>p = node.right; <text:s text:c="2"/></text:p>
        <text:p text:style-name="P1"><text:s text:c="8"/>} </text:p>
        <text:p text:style-name="P1"><text:s text:c="4"/>} </text:p>
        <text:p text:style-name="P1"><text:s text:c="4"/>return result; </text:p>
        <text:p text:style-name="P1">} </text:p>
        <text:p text:style-name="P1"/>
        <text:p text:style-name="P1">public List&lt;Integer&gt; <text:span text:style-name="T1">inorder</text:span>Traversal(TreeNode root) { </text:p>
        <text:p text:style-name="P1"><text:s text:c="4"/>List&lt;Integer&gt; result = new ArrayList&lt;&gt;(); </text:p>
        <text:p text:style-name="P1"><text:s text:c="4"/>Deque&lt;TreeNode&gt; stack = new ArrayDeque&lt;&gt;(); </text:p>
        <text:p text:style-name="P1"><text:s text:c="4"/>TreeNode p = root; </text:p>
        <text:p text:style-name="P1"><text:s text:c="4"/>while(!stack.isEmpty() || p != null) { </text:p>
        <text:p text:style-name="P1"><text:s text:c="8"/>if(p != null) { </text:p>
        <text:p text:style-name="P1"><text:s text:c="12"/>stack.push(p); </text:p>
        <text:p text:style-name="P1"><text:s text:c="12"/>p = p.left; </text:p>
        <text:p text:style-name="P1"><text:s text:c="8"/>} else { </text:p>
        <text:p text:style-name="P1"><text:s text:c="12"/>TreeNode node = stack.pop(); </text:p>
        <text:p text:style-name="P12"><text:s text:c="12"/>result.add(node.val); <text:span text:style-name="T1">//</text:span><text:span text:style-name="T5">加到後兩行中間</text:span></text:p>
        <text:p text:style-name="P1"><text:s text:c="12"/>p = node.right; <text:s text:c="2"/></text:p>
        <text:p text:style-name="P1"><text:s text:c="8"/>} </text:p>
        <text:p text:style-name="P1"><text:s text:c="4"/>} </text:p>
        <text:p text:style-name="P1"><text:s text:c="4"/>return result; </text:p>
        <text:p text:style-name="P1">} </text:p>
        <text:p text:style-name="P1"/>
        <text:p text:style-name="P1">public List&lt;Integer&gt; <text:span text:style-name="T1">postorder</text:span>Traversal(TreeNode root) { </text:p>
        <text:p text:style-name="P1"><text:s text:c="4"/>LinkedList&lt;Integer&gt; result = new LinkedList&lt;&gt;(); </text:p>
        <text:p text:style-name="P1"><text:s text:c="4"/>Deque&lt;TreeNode&gt; stack = new ArrayDeque&lt;&gt;(); </text:p>
        <text:p text:style-name="P1"><text:s text:c="4"/>TreeNode p = root; </text:p>
        <text:p text:style-name="P1"><text:s text:c="4"/>while(!stack.isEmpty() || p != null) { </text:p>
        <text:p text:style-name="P1"><text:s text:c="8"/>if(p != null) { </text:p>
        <text:p text:style-name="P1"><text:s text:c="12"/>stack.push(p); </text:p>
        <text:p text:style-name="P1"><text:s text:c="12"/>result.addFirst(p.val); <text:s/><text:span text:style-name="T6">// Reverse preorder </text:span></text:p>
        <text:p text:style-name="P1"><text:s text:c="12"/>p = p.right; <text:s text:c="10"/><text:span text:style-name="T6"><text:s text:c="2"/>// Reverse preorder </text:span></text:p>
        <text:p text:style-name="P1"><text:s text:c="8"/>} else { </text:p>
        <text:p text:style-name="P1"><text:s text:c="12"/>TreeNode node = stack.pop(); </text:p>
        <text:p text:style-name="P1"><text:s text:c="12"/>p = node.left; <text:s text:c="9"/><text:span text:style-name="T6"><text:s/>// Reverse preorder </text:span></text:p>
        <text:p text:style-name="P1"><text:s text:c="8"/>} </text:p>
        <text:p text:style-name="P1"><text:s text:c="4"/>} </text:p>
        <text:p text:style-name="P1"><text:s text:c="4"/>return result; </text:p>
        <text:p text:style-name="P1">}</text:p>
        <text:p text:style-name="P1">public ArrayList&lt;Integer&gt; <text:span text:style-name="T1">preorder</text:span>Traversal(TreeNode root) {</text:p>
        <text:p text:style-name="P1"><text:s text:c="4"/>ArrayList&lt;Integer&gt; res = new ArrayList&lt;Integer&gt;();</text:p>
        <text:p text:style-name="P1"><text:s text:c="4"/>helper(root, res);</text:p>
        <text:p text:style-name="P1"><text:s text:c="4"/>return res;</text:p>
        <text:p text:style-name="P1">}</text:p>
        <text:p text:style-name="P2"/>
        <text:p text:style-name="P1">private void helper(TreeNode root, ArrayList&lt;Integer&gt; res) {</text:p>
        <text:p text:style-name="P1"><text:s text:c="4"/>if(root == null)</text:p>
        <text:p text:style-name="P1"><text:s text:c="8"/>return;</text:p>
        <text:p text:style-name="P1"><text:s text:c="4"/>res.add(root.val);</text:p>
        <text:p text:style-name="P1"><text:s text:c="4"/>helper(root.left,res);</text:p>
        <text:p text:style-name="P1"><text:s text:c="4"/>helper(root.right,res);</text:p>
        <text:p text:style-name="P1">}</text:p>
        <text:p text:style-name="P1"/>
        <text:p text:style-name="P1"/>
        <text:p text:style-name="P1"/>
        <text:p text:style-name="P1">public ArrayList&lt;Integer&gt; <text:span text:style-name="T1">inorder</text:span>Traversal(TreeNode root) {</text:p>
        <text:p text:style-name="P1"><text:s text:c="4"/>ArrayList&lt;Integer&gt; res = new ArrayList&lt;Integer&gt;();</text:p>
        <text:p text:style-name="P1"><text:s text:c="4"/>helper(root, res);</text:p>
        <text:p text:style-name="P1"><text:s text:c="4"/>return res;</text:p>
        <text:p text:style-name="P1">}</text:p>
        <text:p text:style-name="P1"/>
        <text:p text:style-name="P1">private void helper(TreeNode root, ArrayList&lt;Integer&gt; res) {</text:p>
        <text:p text:style-name="P1"><text:s text:c="4"/>if(root == null)</text:p>
        <text:p text:style-name="P1"><text:s text:c="8"/>return;</text:p>
        <text:p text:style-name="P1"><text:s text:c="4"/>helper(root.left,res);</text:p>
        <text:p text:style-name="P1"><text:s text:c="4"/>res.add(root.val);</text:p>
        <text:p text:style-name="P1"><text:s text:c="4"/>helper(root.right,res);</text:p>
        <text:p text:style-name="P1">}</text:p>
        <text:p text:style-name="P1"/>
        <text:p text:style-name="P1"/>
        <text:p text:style-name="P1">public ArrayList&lt;Integer&gt;<text:span text:style-name="T1"> postorder</text:span>Traversal(TreeNode root) {</text:p>
        <text:p text:style-name="P1"><text:s text:c="4"/>ArrayList&lt;Integer&gt; res = new ArrayList&lt;Integer&gt;();</text:p>
        <text:p text:style-name="P1"><text:s text:c="4"/>helper(root, res);</text:p>
        <text:p text:style-name="P1"><text:s text:c="4"/>return res;</text:p>
        <text:p text:style-name="P1">}</text:p>
        <text:p text:style-name="P1"/>
        <text:p text:style-name="P1">private void helper(TreeNode root, ArrayList&lt;Integer&gt; res) {</text:p>
        <text:p text:style-name="P1"><text:s text:c="4"/>if(root == null)</text:p>
        <text:p text:style-name="P1"><text:s text:c="8"/>return;</text:p>
        <text:p text:style-name="P1"><text:s text:c="4"/>helper(root.left,res);</text:p>
        <text:p text:style-name="P1"><text:s text:c="4"/>helper(root.right,res);</text:p>
        <text:p text:style-name="P1"><text:s text:c="4"/>res.add(root.val);</text:p>
        <text:p text:style-name="P1">}</text:p>
        <text:p text:style-name="Standard"/>
        <text:p text:style-name="P5"/>
      </text:section>
      <text:p text:style-name="P3"/>
      <text:p text:style-name="P3"><text:soft-page-break/>計數法:</text:p>
      <text:p text:style-name="P6"><text:s text:c="4"/>public List&lt;List&lt;Integer&gt;&gt; <text:span text:style-name="T1">levelOrder</text:span>(TreeNode root) { </text:p>
      <text:p text:style-name="P6"><text:s text:c="8"/>List&lt;List&lt;Integer&gt;&gt; res = new ArrayList&lt;List&lt;Integer&gt;&gt;(); </text:p>
      <text:p text:style-name="P6"><text:s text:c="8"/>if(root == null) return res; </text:p>
      <text:p text:style-name="P6"><text:s text:c="8"/>List&lt;Integer&gt; item = new ArrayList&lt;&gt;(); </text:p>
      <text:p text:style-name="P6"><text:s text:c="8"/>LinkedList&lt;TreeNode&gt; queue = new LinkedList&lt;&gt;(); </text:p>
      <text:p text:style-name="P6"><text:s text:c="8"/>queue.offer(root); </text:p>
      <text:p text:style-name="P6"><text:s text:c="8"/>int curNum = 1, nextNum = 0; </text:p>
      <text:p text:style-name="P6"><text:s/></text:p>
      <text:p text:style-name="P6"><text:s text:c="8"/>while(!queue.isEmpty()) { </text:p>
      <text:p text:style-name="P6"><text:s text:c="12"/>TreeNode cur = queue.poll(); </text:p>
      <text:p text:style-name="P6"><text:s text:c="12"/>item.add(cur.val); </text:p>
      <text:p text:style-name="P6"><text:s text:c="12"/>curNum--; </text:p>
      <text:p text:style-name="P6"/>
      <text:p text:style-name="P6"><text:s text:c="12"/>if(cur.left != null) { </text:p>
      <text:p text:style-name="P6"><text:s text:c="16"/>queue.offer(cur.left); </text:p>
      <text:p text:style-name="P6"><text:s text:c="16"/>nextNum++; </text:p>
      <text:p text:style-name="P6"><text:s text:c="12"/>} </text:p>
      <text:p text:style-name="P6"/>
      <text:p text:style-name="P6"><text:s text:c="12"/>if(cur.right != null) { </text:p>
      <text:p text:style-name="P6"><text:s text:c="16"/>queue.offer(cur.right); </text:p>
      <text:p text:style-name="P6"><text:s text:c="16"/>nextNum++; </text:p>
      <text:p text:style-name="P6"><text:s text:c="12"/>} </text:p>
      <text:p text:style-name="P6"/>
      <text:p text:style-name="P6"><text:s text:c="12"/>if(curNum == 0) { </text:p>
      <text:p text:style-name="P6"><text:s text:c="16"/>curNum = nextNum; </text:p>
      <text:p text:style-name="P6"><text:s text:c="16"/>nextNum = 0; </text:p>
      <text:p text:style-name="P6"><text:s text:c="16"/>res.add(item); </text:p>
      <text:p text:style-name="P6"><text:s text:c="16"/>item = new ArrayList&lt;&gt;(); </text:p>
      <text:p text:style-name="P6"><text:s text:c="12"/>} </text:p>
      <text:p text:style-name="P6"><text:s text:c="8"/>} </text:p>
      <text:p text:style-name="P6"><text:s text:c="8"/>return res; </text:p>
      <text:p text:style-name="P7"><text:s text:c="4"/>} </text:p>
      <text:p text:style-name="P7"/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2">每層結尾</text:span><text:span text:style-name="T1">用</text:span><text:span text:style-name="T2">null標記法:</text:span></text:p>
      <text:p text:style-name="P4"/>
      <text:p text:style-name="P8"><text:s text:c="2"/>public List&lt;List&lt;Integer&gt;&gt; <text:span text:style-name="T1">levelOrder</text:span>(TreeNode root) { </text:p>
      <text:p text:style-name="P9"><text:s text:c="8"/>List&lt;List&lt;Integer&gt;&gt; listSet = new ArrayList&lt;List&lt;Integer&gt;&gt;(); </text:p>
      <text:p text:style-name="P9"><text:s text:c="8"/>if (root == null) <text:s text:c="2"/>return listSet; </text:p>
      <text:p text:style-name="P9"><text:s text:c="8"/>Queue&lt;TreeNode&gt; queue = new LinkedList&lt;&gt;(); </text:p>
      <text:p text:style-name="P9"><text:s text:c="8"/>queue.add(root); </text:p>
      <text:p text:style-name="P9"><text:s text:c="8"/>queue.add(null); <text:s text:c="3"/><text:span text:style-name="T6">// flag of end-of-level . 每层结束后queue.add(null)</text:span></text:p>
      <text:p text:style-name="P9"><text:s text:c="8"/></text:p>
      <text:p text:style-name="P9"><text:s text:c="8"/>while (!queue.isEmpty()) { </text:p>
      <text:p text:style-name="P9"><text:s text:c="12"/>List&lt;Integer&gt; list = new ArrayList&lt;Integer&gt;(); </text:p>
      <text:p text:style-name="P9"><text:s text:c="12"/>TreeNode curr = queue.poll(); </text:p>
      <text:p text:style-name="P9"><text:s text:c="12"/>while (curr != null) { </text:p>
      <text:p text:style-name="P9"><text:s text:c="16"/>list.add(curr.val); </text:p>
      <text:p text:style-name="P9"><text:s text:c="16"/>if (curr.left != null) <text:s/>queue.add(curr.left); </text:p>
      <text:p text:style-name="P9"><text:s text:c="16"/>if (curr.right != null) queue.add(curr.right); </text:p>
      <text:p text:style-name="P9"><text:s text:c="16"/>curr = queue.poll(); </text:p>
      <text:p text:style-name="P9"><text:s text:c="12"/>} </text:p>
      <text:p text:style-name="P9"><text:s text:c="12"/>listSet.add(list); </text:p>
      <text:p text:style-name="P9"><text:s text:c="12"/>if (!queue.isEmpty()) <text:s text:c="2"/>queue.add(null); </text:p>
      <text:p text:style-name="P9"><text:s text:c="8"/>} </text:p>
      <text:p text:style-name="P8"><text:s text:c="8"/>return listSet; </text:p>
      <text:p text:style-name="P8">}</text:p>
      <text:p text:style-name="P8"/>
      <text:p text:style-name="P8"/>
      <text:p text:style-name="P4">DFS法:</text:p>
      <text:p text:style-name="P10"/>
      <text:p text:style-name="P10">public List&lt;List&lt;Integer&gt;&gt; <text:span text:style-name="T1">levelOrder</text:span>(TreeNode root) { </text:p>
      <text:p text:style-name="P10"><text:s text:c="8"/>List&lt;List&lt;Integer&gt;&gt; res = new ArrayList&lt;List&lt;Integer&gt;&gt;(); </text:p>
      <text:p text:style-name="P10"><text:s text:c="8"/>levelHelper(res, root, 0); </text:p>
      <text:p text:style-name="P10"><text:s text:c="8"/>return res; </text:p>
      <text:p text:style-name="P10">} </text:p>
      <text:p text:style-name="P10"><text:s text:c="4"/></text:p>
      <text:p text:style-name="P10"><text:s text:c="4"/>public void levelHelper(List&lt;List&lt;Integer&gt;&gt; res, TreeNode root, int height) { </text:p>
      <text:p text:style-name="P10"><text:s text:c="8"/>if (root == null) return; </text:p>
      <text:p text:style-name="P10"><text:s text:c="8"/>if (height &gt;= res.size()) { </text:p>
      <text:p text:style-name="P10"><text:s text:c="12"/>res.add(new LinkedList&lt;Integer&gt;()); </text:p>
      <text:p text:style-name="P10"><text:s text:c="8"/>} </text:p>
      <text:p text:style-name="P10"><text:s text:c="8"/>res.get(height).add(root.val); </text:p>
      <text:p text:style-name="P10"><text:s text:c="8"/>levelHelper(res, root.left, height+1); </text:p>
      <text:p text:style-name="P10"><text:s text:c="8"/>levelHelper(res, root.right, height+1); </text:p>
      <text:p text:style-name="P10"><text:s text:c="4"/>}</text:p>
      <text:p text:style-name="P10"/>
      <text:p text:style-name="P10"/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57:38.482844516</meta:creation-date>
    <dc:date>2016-12-26T17:17:50.421566071</dc:date>
    <meta:editing-duration>PT7M3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4" meta:paragraph-count="153" meta:word-count="495" meta:character-count="4744" meta:non-whitespace-character-count="3254"/>
  </office:meta>
</office:document-meta>
</file>